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cd6" officeooo:paragraph-rsid="00010cd6"/>
    </style:style>
    <style:style style:name="P2" style:family="paragraph" style:parent-style-name="Standard">
      <style:paragraph-properties fo:text-align="start" style:justify-single-word="false"/>
      <style:text-properties officeooo:rsid="00010cd6" officeooo:paragraph-rsid="00010cd6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10cd6" officeooo:paragraph-rsid="00010cd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14ffd" officeooo:paragraph-rsid="00014ffd"/>
    </style:style>
    <style:style style:name="T1" style:family="text">
      <style:text-properties officeooo:rsid="00014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l center service system</text:p>
      <text:p text:style-name="P1"/>
      <text:p text:style-name="P2">1. Introduction:</text:p>
      <text:p text:style-name="P2"/>
      <text:p text:style-name="P2">CCSS is a call center ticking system, it amis to improve the working efficiency of the current call center work flow. We are currently using paper-based ticking which causes loss of informtion and miscommunication.</text:p>
      <text:p text:style-name="P2"/>
      <text:p text:style-name="P2">2. Stakeholder:</text:p>
      <text:p text:style-name="P2"/>
      <text:p text:style-name="P2">Call center service representative (CCSR); Post-sale service department; Trade compliance department.</text:p>
      <text:p text:style-name="P2"/>
      <text:p text:style-name="P2">3. Business requirement:</text:p>
      <text:p text:style-name="P2"/>
      <text:p text:style-name="P2">a. CCSR can log the information and customer identity(name, phone number etc.)</text:p>
      <text:p text:style-name="P2">b. CCSR can escalate ticket if it requires approval from manager</text:p>
      <text:p text:style-name="P2">c. CCSR can get alert for urgent ticket and about to expire ticket</text:p>
      <text:p text:style-name="P2">d. <text:span text:style-name="T1">The system can generate and send E-mail to customer when there is a result for a specific ticket.</text:span></text:p>
      <text:p text:style-name="P4">e. Customers can give feedback to the process of ticket.</text:p>
      <text:p text:style-name="P4"/>
      <text:p text:style-name="P4">4. Timeline:</text:p>
      <text:p text:style-name="P4">7 hours</text:p>
      <text:p text:style-name="P4"/>
      <text:p text:style-name="P4">5. Infrastructure:</text:p>
      <text:p text:style-name="P4">a. Currently all CCSR is quipped with basic computer with only Chrome browser installed</text:p>
      <text:p text:style-name="P4">b. CCSR doe not have access to internet.</text:p>
      <text:p text:style-name="P4">c. The system can be hosted within the same intra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0:51:06.949011674</meta:creation-date>
    <dc:date>2017-12-17T21:08:11.400641497</dc:date>
    <meta:editing-duration>PT4M14S</meta:editing-duration>
    <meta:editing-cycles>1</meta:editing-cycles>
    <meta:document-statistic meta:table-count="0" meta:image-count="0" meta:object-count="0" meta:page-count="1" meta:paragraph-count="17" meta:word-count="159" meta:character-count="977" meta:non-whitespace-character-count="835"/>
    <meta:generator>LibreOffice/5.1.6.2$Linux_X86_64 LibreOffice_project/10m0$Build-2</meta:generator>
  </office:meta>
</office:document-meta>
</file>